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numerators</text:span></text:p>
      <text:p text:style-name="P2"/>
      <text:p text:style-name="P3"><text:span text:style-name="T3_1">enum</text:span><text:span text:style-name="T3_2"><text:s/></text:span><text:span text:style-name="T3_3">color</text:span><text:span text:style-name="T3_4"><text:s/>{<text:s/></text:span><text:span text:style-name="T3_5">white</text:span><text:span text:style-name="T3_6">,<text:s/></text:span><text:span text:style-name="T3_7">black</text:span><text:span text:style-name="T3_8">,<text:s/></text:span><text:span text:style-name="T3_9">yellow</text:span><text:span text:style-name="T3_10">,<text:s/></text:span><text:span text:style-name="T3_11">red</text:span><text:span text:style-name="T3_12">,<text:s/></text:span><text:span text:style-name="T3_13">blue</text:span><text:span text:style-name="T3_14"><text:s/>};<text:s/></text:span></text:p>
      <text:p text:style-name="P4"><text:span text:style-name="T4_1">color</text:span><text:span text:style-name="T4_2"><text:s/></text:span><text:span text:style-name="T4_3">myColor</text:span><text:span text:style-name="T4_4"><text:s/>=<text:s/></text:span><text:span text:style-name="T4_5">red</text:span><text:span text:style-name="T4_6">;</text:span></text:p>
      <text:p text:style-name="P5"/>
      <text:p text:style-name="P6"><text:span text:style-name="T6_1">typedefs</text:span></text:p>
      <text:p text:style-name="P7"/>
      <text:p text:style-name="P8"/>
      <text:p text:style-name="P9"/>
      <text:p text:style-name="P10"><text:span text:style-name="T10_1">unions</text:span>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